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55167"/>
    </style:style>
    <style:style style:name="P2" style:family="paragraph" style:parent-style-name="Standard">
      <style:paragraph-properties fo:text-align="center" style:justify-single-word="false"/>
      <style:text-properties officeooo:paragraph-rsid="00055167"/>
    </style:style>
    <style:style style:name="P3" style:family="paragraph" style:parent-style-name="Standard">
      <style:text-properties fo:font-size="14pt" fo:font-weight="bold" style:font-size-asian="14pt" style:font-weight-asian="bold" style:font-size-complex="14pt" style:font-weight-complex="bold"/>
    </style:style>
    <style:style style:name="T1" style:family="text">
      <style:text-properties officeooo:rsid="00055167"/>
    </style:style>
    <style:style style:name="T2" style:family="text">
      <style:text-properties fo:font-weight="bold"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ini Project Write a case study on Global Innovation Network and Analysis. Components of analytics plan are 1. Discovery business problem framed 2. Data 3. Model Planning Analytic Technique and 4. Results and Key Findings. </text:p>
      <text:p text:style-name="P1"/>
      <text:p text:style-name="P2"><text:span text:style-name="T1">Pankaj Agarwal</text:span></text:p>
      <text:p text:style-name="P2"/>
      <text:p text:style-name="P2"><text:s/><text:span text:style-name="T3">GINA Case Study</text:span> </text:p>
      <text:p text:style-name="Standard"/>
      <text:p text:style-name="Standard"/>
      <text:p text:style-name="Standard"/>
      <text:p text:style-name="Standard">The GINA team at EMC, composed of seasoned technologists situated in various Centers of Excellence worldwide, aimed to enhance innovation, research, and partnerships with universities. With a new director in 2012, they sought to bolster these efforts and establish a system for tracking and analyzing relevant information. Additionally, they aimed to capture insights from informal discussions with thought leaders both within EMC and externally for future reference.</text:p>
      <text:p text:style-name="Standard"/>
      <text:p text:style-name="Standard">Their strategy involved creating a repository for structured and unstructured data to achieve several objectives:</text:p>
      <text:p text:style-name="Standard">1. Storing both formal and informal data.</text:p>
      <text:p text:style-name="Standard">2. Tracking research activities across global technologists.</text:p>
      <text:p text:style-name="Standard">3. Extracting patterns and insights from the data to enhance team operations and strategy.</text:p>
      <text:p text:style-name="Standard"/>
      <text:p text:style-name="Standard">By applying the Data Analytics Lifecycle, the GINA team endeavored to leverage advanced analytical techniques to measure innovation effectively and identify key innovators within the organization.</text:p>
      <text:p text:style-name="Standard"/>
      <text:p text:style-name="Standard"/>
      <text:p text:style-name="P3">Phase 1: Discovery</text:p>
      <text:p text:style-name="P3"/>
      <text:p text:style-name="Standard">During the discovery phase of the GINA project, the team embarked on identifying various data sources. Although the GINA team consisted of skilled technologists with diverse engineering expertise, they lacked a formal analytics team to execute the necessary tasks. Seeking guidance from renowned analytics experts like Tom Davenport from Babson College and Peter Gloor from MIT, particularly known for his work on CoIN (Collaborative Innovation Networks), the team decided to adopt a crowdsourcing approach by engaging volunteers within EMC.</text:p>
      <text:p text:style-name="Standard"/>
      <text:p text:style-name="Standard">Roles within the working team were allocated as follows:</text:p>
      <text:p text:style-name="Standard">- Project Sponsor and Manager: Vice President from the Office of the CTO</text:p>
      <text:p text:style-name="Standard">- Business Intelligence Analysts: IT representatives</text:p>
      <text:p text:style-name="Standard">- Data Engineers and Database Administrators: IT representatives</text:p>
      <text:p text:style-name="Standard">- Data Scientist: Distinguished Engineer, who also developed social graphs as depicted in the GINA case study</text:p>
      <text:p text:style-name="Standard"/>
      <text:p text:style-name="Standard">The project sponsor's strategy involved leveraging social media and blogging to expedite the collection of innovation and research data globally and to inspire teams of volunteer data scientists across different locations within EMC. With the absence of a formal team, the sponsor relied on resourcefulness to identify individuals capable and willing to dedicate their time to tackle intriguing challenges. Harnessing the innate passion of data scientists for their craft, the project sponsor successfully tapped into the enthusiasm of highly skilled individuals to tackle complex problems in an innovative manner.</text:p>
      <text:p text:style-name="Standard"><text:soft-page-break/></text:p>
      <text:p text:style-name="Standard">Data for the project primarily fell into two main categories. The first category comprised five years of idea submissions from EMC's internal innovation contests, known as the Innovation Roadmap (formerly the Innovation Showcase). The Innovation Roadmap served as a structured, organic innovation process where employees globally submitted ideas for evaluation and judgment. Selected ideas underwent further development. Consequently, the data encompassed a blend of structured information such as idea counts, submission dates, and inventor names, alongside unstructured content, including textual descriptions of the ideas themselves.</text:p>
      <text:p text:style-name="Standard"/>
      <text:p text:style-name="Standard"/>
      <text:p text:style-name="Standard"/>
      <text:p text:style-name="Standard"/>
      <text:p text:style-name="Standard"><text:span text:style-name="T4">Phase 2: Data</text:span> </text:p>
      <text:p text:style-name="Standard"/>
      <text:p text:style-name="Standard">In Phase 2, the GINA team collaborated with the IT department to establish a new analytics sandbox for storing and experimenting with the data. During the exploration process, data scientists and engineers noted the need for conditioning and normalizing certain data sets. Additionally, they identified crucial missing data sets essential for testing various analytic hypotheses.</text:p>
      <text:p text:style-name="Standard"/>
      <text:p text:style-name="Standard">As the team delved deeper into the data, they recognized the critical importance of data quality. They realized that without sufficient quality data or access to missing datasets, subsequent steps in the analytics lifecycle would be hindered. Thus, it became imperative to establish standards for data quality and cleanliness appropriate for the project at hand.</text:p>
      <text:p text:style-name="Standard"/>
      <text:p text:style-name="Standard">In the case of GINA, the team encountered numerous instances where names of researchers and individuals interacting with universities were misspelled or contained extraneous spaces in the data store. While seemingly minor, these issues posed significant challenges to effective analysis and data aggregation in subsequent phases. Therefore, addressing such issues during this phase was essential to pave the way for improved analysis and data integration in the following stages.</text:p>
      <text:p text:style-name="Standard"/>
      <text:p text:style-name="Standard"/>
      <text:p text:style-name="Standard"/>
      <text:p text:style-name="Standard"/>
      <text:p text:style-name="Standard"><text:span text:style-name="T4">Phase 3: Model</text:span> </text:p>
      <text:p text:style-name="Standard"/>
      <text:p text:style-name="Standard">In Phase 3 of the GINA project, the team found that utilizing social network analysis techniques was viable for examining the networks of innovators within EMC. However, challenges arose in testing hypotheses due to data limitations in some instances. For example, in the case of IH9, the team decided to initiate a longitudinal study to track data points over time regarding individuals developing new intellectual property (IP).</text:p>
      <text:p text:style-name="Standard"/>
      <text:p text:style-name="Standard">The purpose of this longitudinal study was to test two future ideas:</text:p>
      <text:p text:style-name="Standard">1. IH8: Hypothesizing that frequent knowledge expansion and transfer events reduce the time required to generate a corporate asset from an idea.</text:p>
      <text:p text:style-name="Standard">2. IH9: Proposing that lineage maps can reveal instances where knowledge expansion and transfer do not result in a corporate asset.</text:p>
      <text:p text:style-name="Standard"/>
      <text:p text:style-name="Standard">To conduct this longitudinal study effectively, the team needed to establish goal criteria, determining what constituted a successful idea that had traversed the entire journey. This involved defining milestones and tracing the movement of ideas from each milestone toward the ultimate goal. Additionally, the study aimed to track ideas that failed to progress and compare their journeys to those that reached the goal.</text:p>
      <text:p text:style-name="Standard"><text:soft-page-break/></text:p>
      <text:p text:style-name="Standard">Key considerations for the scope of the study included:</text:p>
      <text:p text:style-name="Standard">- Identifying appropriate milestones for achieving the goal.</text:p>
      <text:p text:style-name="Standard">- Tracing the progression of ideas and analyzing the outcomes.</text:p>
      <text:p text:style-name="Standard">- Comparing the journeys and outcomes of successful and unsuccessful ideas.</text:p>
      <text:p text:style-name="Standard">- Employing various analytical methods, such as t-tests or classification algorithms, to compare times and outcomes based on the data collected and assembled.</text:p>
      <text:p text:style-name="Standard"/>
      <text:p text:style-name="Standard">By establishing these parameters and conducting the longitudinal study, the team aimed to gain insights into the factors influencing the success or failure of innovative ideas within EMC, thereby informing future strategies and decision-making processes.</text:p>
      <text:p text:style-name="Standard"/>
      <text:p text:style-name="Standard"/>
      <text:p text:style-name="Standard"/>
      <text:p text:style-name="Standard"/>
      <text:p text:style-name="Standard"><text:span text:style-name="T4">Phase 4: Results and Key Findings</text:span> </text:p>
      <text:p text:style-name="Standard"/>
      <text:p text:style-name="Standard">In Phase 4, the GINA project yielded significant results and key findings through the analysis, highlighting impactful insights. Notably, the project successfully identified boundary spanners and hidden innovators within EMC, leading to the launch of longitudinal studies by the CTO office to track innovation outcomes over extended periods. This initiative facilitated knowledge sharing across various domains within and outside the company, fostering collaboration and innovation.</text:p>
      <text:p text:style-name="Standard"/>
      <text:p text:style-name="Standard">Moreover, GINA played a pivotal role in generating additional intellectual property and research topics, while also facilitating partnerships with universities for joint academic research in fields such as Data Science and Big Data. Remarkably, the project achieved these outcomes within a limited budget by leveraging a volunteer force comprising highly skilled engineers and data scientists.</text:p>
      <text:p text:style-name="Standard"/>
      <text:p text:style-name="Standard">One significant finding from the project was the disproportionately high density of innovators in Cork, Ireland. Analysis revealed that a considerable percentage of finalists and winners in EMC's innovation contests hailed from Cork, despite its relatively smaller size compared to other global centers. Further investigation uncovered that the Cork COE had undergone specialized training in innovation, resulting in a surge of innovative ideas and contributions to EMC's innovation efforts.</text:p>
      <text:p text:style-name="Standard"/>
      <text:p text:style-name="Standard">This discovery underscores the effectiveness of social network analysis in identifying clusters of innovators within organizations, which may not be apparent through traditional methods or anecdotal feedback. The findings were disseminated internally through presentations, conferences, and social media platforms, highlighting the importance of data-driven insights in driving innovation and organizational grow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26T13:49:45.630301480</meta:creation-date>
    <dc:date>2024-02-26T14:00:08.581507514</dc:date>
    <meta:editing-duration>PT2S</meta:editing-duration>
    <meta:editing-cycles>1</meta:editing-cycles>
    <meta:document-statistic meta:table-count="0" meta:image-count="0" meta:object-count="0" meta:page-count="3" meta:paragraph-count="39" meta:word-count="1197" meta:character-count="8303" meta:non-whitespace-character-count="7139"/>
    <meta:generator>LibreOffice/6.0.7.3$Linux_X86_64 LibreOffice_project/00m0$Build-3</meta:generator>
  </office:meta>
</office:document-meta>
</file>